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4.817cm"/>
    </style:style>
    <style:style style:name="co4" style:family="table-column">
      <style:table-column-properties fo:break-before="auto" style:column-width="5.156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1.8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mapldap_5f_csv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mapldap_csv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ldap attribute</text:p>
          </table:table-cell>
          <table:table-cell table:style-name="ce1" office:value-type="string">
            <text:p>freedom attribute</text:p>
          </table:table-cell>
          <table:table-cell table:style-name="ce1" office:value-type="string">
            <text:p>ldap schema</text:p>
          </table:table-cell>
          <table:table-cell table:style-name="ce1" office:value-type="string">
            <text:p>card index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audi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businessCategory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arLicens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cn</text:p>
          </table:table-cell>
          <table:table-cell office:value-type="string">
            <text:p>T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partmentNumber</text:p>
          </table:table-cell>
          <table:table-cell office:value-type="string">
            <text:p>US_SERV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estinationIndicato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isplay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dn</text:p>
          </table:table-cell>
          <table:table-cell office:value-type="string">
            <text:p>::getUserLDAPDN(uid,dc=people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Number</text:p>
          </table:table-cell>
          <table:table-cell office:value-type="string">
            <text:p>US_MATRICU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employeeType</text:p>
          </table:table-cell>
          <table:table-cell office:value-type="string">
            <text:p>US_TYP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facsimiletelephonenumber</text:p>
          </table:table-cell>
          <table:table-cell office:value-type="string">
            <text:p>US_FAX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hone</text:p>
          </table:table-cell>
          <table:table-cell office:value-type="string">
            <text:p>US_HOME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homePostalAddress</text:p>
          </table:table-cell>
          <table:table-cell office:value-type="string">
            <text:p>US_HOME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itials</text:p>
          </table:table-cell>
          <table:table-cell office:value-type="string">
            <text:p>US_INITIALS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internationaliSDN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jpegPhoto</text:p>
          </table:table-cell>
          <table:table-cell office:value-type="string">
            <text:p>US_PHOTO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</text:p>
          </table:table-cell>
          <table:table-cell office:value-type="string">
            <text:p>US_WORKTOW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labeledURI</text:p>
          </table:table-cell>
          <table:table-cell office:value-type="string">
            <text:p>http://%US_WORKWEB%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il</text:p>
          </table:table-cell>
          <table:table-cell office:value-type="string">
            <text:p>US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an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mobile</text:p>
          </table:table-cell>
          <table:table-cell office:value-type="string">
            <text:p>US_MOBIL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</text:p>
          </table:table-cell>
          <table:table-cell office:value-type="string">
            <text:p>US_SOCIETY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ou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ag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oto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hysicalDeliveryOfficeNam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Address</text:p>
          </table:table-cell>
          <table:table-cell office:value-type="string">
            <text:p>US_WORKADD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alCode</text:p>
          </table:table-cell>
          <table:table-cell office:value-type="string">
            <text:p>US_WORKPOSTALCOD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ostOfficeBox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DeliveryMethod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preferredLanguag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egistered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room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ecretary</text:p>
          </table:table-cell>
          <table:table-cell office:value-type="string">
            <text:p>US_SECR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street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phoneNumber</text:p>
          </table:table-cell>
          <table:table-cell office:value-type="string">
            <text:p>US_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Numb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telexTerminal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id</text:p>
          </table:table-cell>
          <table:table-cell office:value-type="string">
            <text:p>I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userSMIMECertificate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121Address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USER</text:p>
          </table:table-cell>
          <table:table-cell office:value-type="string">
            <text:p>x500uniqueIdentifier</text:p>
          </table:table-cell>
          <table:table-cell/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::getLDAPTitle()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ail</text:p>
          </table:table-cell>
          <table:table-cell office:value-type="string">
            <text:p>GRP_MAIL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sn</text:p>
          </table:table-cell>
          <table:table-cell office:value-type="string">
            <text:p>GRP_NAM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cn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escription</text:p>
          </table:table-cell>
          <table:table-cell office:value-type="string">
            <text:p>GRP_ROLE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member</text:p>
          </table:table-cell>
          <table:table-cell office:value-type="string">
            <text:p>::getLDAPMember()</text:p>
          </table:table-cell>
          <table:table-cell office:value-type="string">
            <text:p>groupOfNames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GROUP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3">
            <text:p>3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escription</text:p>
          </table:table-cell>
          <table:table-cell office:value-type="string">
            <text:p>US_DESCRIPTION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uid,dc=users)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ecos</text:p>
          </table:table-cell>
          <table:table-cell office:value-type="string">
            <text:p>US_GECOS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gidNumber</text:p>
          </table:table-cell>
          <table:table-cell office:value-type="string">
            <text:p>US_G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homeDirectory</text:p>
          </table:table-cell>
          <table:table-cell office:value-type="string">
            <text:p>US_HOMEDIRECTORY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loginShell</text:p>
          </table:table-cell>
          <table:table-cell office:value-type="string">
            <text:p>US_LOGINSHELL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Expire</text:p>
          </table:table-cell>
          <table:table-cell office:value-type="string">
            <text:p>US_SHADOWEXPIR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Flag</text:p>
          </table:table-cell>
          <table:table-cell office:value-type="string">
            <text:p>US_SHADOWFLA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Inactive</text:p>
          </table:table-cell>
          <table:table-cell office:value-type="string">
            <text:p>US_SHADOWINACTIV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LastChange</text:p>
          </table:table-cell>
          <table:table-cell office:value-type="string">
            <text:p>US_SHADOWLASTCHANGE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ax</text:p>
          </table:table-cell>
          <table:table-cell office:value-type="string">
            <text:p>US_SHADOWMAX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Min</text:p>
          </table:table-cell>
          <table:table-cell office:value-type="string">
            <text:p>US_SHADOWMIN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shadowWarning</text:p>
          </table:table-cell>
          <table:table-cell office:value-type="string">
            <text:p>US_SHADOWWARNING</text:p>
          </table:table-cell>
          <table:table-cell office:value-type="string">
            <text:p>shadow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</text:p>
          </table:table-cell>
          <table:table-cell office:value-type="string">
            <text:p>US_LOGIN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idNumber</text:p>
          </table:table-cell>
          <table:table-cell office:value-type="string">
            <text:p>US_UIDNUMBER</text:p>
          </table:table-cell>
          <table:table-cell office:value-type="string">
            <text:p>posixAccount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userPassword</text:p>
          </table:table-cell>
          <table:table-cell office:value-type="string">
            <text:p>US_PASSWD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ou</text:p>
          </table:table-cell>
          <table:table-cell office:value-type="string">
            <text:p>US_LOGIN</text:p>
          </table:table-cell>
          <table:table-cell office:value-type="string">
            <text:p>organizationalUnit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IUSER</text:p>
          </table:table-cell>
          <table:table-cell office:value-type="string">
            <text:p>dn</text:p>
          </table:table-cell>
          <table:table-cell office:value-type="string">
            <text:p>::getLDAPDN(ou,dc=people)</text:p>
          </table:table-cell>
          <table:table-cell office:value-type="string">
            <text:p>top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1" table:number-rows-repeated="6545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5">15/08/2006</text:date>, <text:time>15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ldap_5f_csv" style:display-name="PageStyle_mapldap_csv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45:17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437"/>
  </office:meta>
</office:document-meta>
</file>